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text:list-style style:name="L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left="18.00pt" fo:text-indent="0.00p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left="18.00pt" fo:text-indent="0.00p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left="18.00pt" fo:text-indent="0.00p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left="18.00pt" fo:text-indent="0.00pt" fo:margin-bottom="10.00pt"/>
    </style:style>
  </office:automatic-styles>
  <office:body>
    <office:text>
      <text:list text:style-name="L1">
        <text:list-item>
          <text:p text:style-name="P1"><text:span text:style-name="T1">"Mickey Mouse jr."</text:span></text:p>
        </text:list-item>
        <text:list-item>
          <text:p text:style-name="P2"><text:span text:style-name="T1">normal: <text:tab/>"Mickey Mouse jr."</text:span></text:p>
        </text:list-item>
        <text:list-item>
          <text:p text:style-name="P2"><text:span text:style-name="T1">last as first:<text:tab/>"Mouse, Mickey"</text:span></text:p>
        </text:list-item>
        <text:list-item>
          <text:p text:style-name="P3"><text:span text:style-name="T1">Bad file name</text:span></text:p>
        </text:list-item>
        <text:list-item>
          <text:p text:style-name="P4"><text:span text:style-name="T1">spit out error</text:span></text:p>
        </text:list-item>
        <text:list-item>
          <text:p text:style-name="P5"><text:span text:style-name="T1">a; <text:tab/>c; <text:tab/>b; <text:tab/>d</text:span></text:p>
        </text:list-item>
        <text:list-item>
          <text:p text:style-name="P6"><text:span text:style-name="T1">a;<text:tab/> b; <text:tab/>c; <text:tab/>d</text:span></text:p>
        </text:list-item>
        <text:list-item>
          <text:p text:style-name="P7"><text:span text:style-name="T1">A C; <text:tab/>B Z;<text:tab/>A B; <text:tab/>B C;</text:span></text:p>
        </text:list-item>
        <text:list-item>
          <text:p text:style-name="P8"><text:span text:style-name="T1">normal: <text:tab/>A B; <text:tab/>A C; <text:tab/>B C; <text:tab/>B Z;</text:span></text:p>
        </text:list-item>
        <text:list-item>
          <text:p text:style-name="P8"><text:span text:style-name="T1">reverse: <text:tab/>B Z;<text:tab/> B C;<text:s text:c="2"/><text:tab/>A C;<text:tab/>A B</text:span></text:p>
        </text:list-item>
        <text:list-item>
          <text:p text:style-name="P8"><text:span text:style-name="T1">las as first: <text:tab/>B,A; <text:tab/>B, C;<text:tab/> C,A;<text:tab/> Z,B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